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table:align="left" style:writing-mode="lr-tb"/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1.4625in"/>
    </style:style>
    <style:style style:name="Table1.D" style:family="table-column">
      <style:table-column-properties style:column-width="2.911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style:font-weight-complex="bold"/>
    </style:style>
    <style:style style:name="P5" style:family="paragraph" style:parent-style-name="Heading_20_2">
      <style:paragraph-properties fo:margin-top="0in" fo:margin-bottom="0.111in" style:contextual-spacing="false" fo:line-height="100%"/>
      <style:text-properties fo:color="#000000" loext:opacity="100%" fo:font-weight="bold" style:font-weight-asian="bold" style:font-weight-complex="bold"/>
    </style:style>
    <style:style style:name="P6" style:family="paragraph" style:parent-style-name="Text_20_body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7" style:family="paragraph" style:parent-style-name="Heading_20_3">
      <style:paragraph-properties fo:margin-top="0in" fo:margin-bottom="0.111in" style:contextual-spacing="false" fo:line-height="100%" fo:text-align="start" style:justify-single-word="false"/>
      <style:text-properties fo:color="#000000" loext:opacity="100%"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9" style:family="paragraph" style:parent-style-name="Text_20_body" style:list-style-name="L2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0" style:family="paragraph" style:parent-style-name="Horizontal_20_Line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1" style:family="paragraph" style:parent-style-name="Heading_20_2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2" style:family="paragraph" style:parent-style-name="Text_20_body" style:list-style-name="L3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3" style:family="paragraph" style:parent-style-name="Table_20_Heading">
      <style:text-properties fo:color="#000000" loext:opacity="100%" fo:font-weight="bold" style:font-weight-asian="bold" style:font-weight-complex="bold"/>
    </style:style>
    <style:style style:name="P14" style:family="paragraph" style:parent-style-name="Table_20_Contents">
      <style:text-properties fo:color="#000000" loext:opacity="100%" fo:font-weight="bold" style:font-weight-asian="bold" style:font-weight-complex="bold"/>
    </style:style>
    <style:style style:name="P15" style:family="paragraph" style:parent-style-name="Table_20_Contents">
      <style:text-properties fo:color="#000000" loext:opacity="100%" fo:font-weight="normal" style:font-weight-asian="normal" style:font-weight-complex="normal"/>
    </style:style>
    <style:style style:name="P16" style:family="paragraph" style:parent-style-name="Text_20_body">
      <style:paragraph-properties fo:line-height="100%"/>
      <style:text-properties fo:color="#000000" loext:opacity="100%" fo:font-weight="normal" style:font-weight-asian="normal" style:font-weight-complex="normal"/>
    </style:style>
    <style:style style:name="P17" style:family="paragraph" style:parent-style-name="Text_20_body" style:list-style-name="L4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8" style:family="paragraph" style:parent-style-name="Text_20_body" style:list-style-name="L5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9" style:family="paragraph" style:parent-style-name="Heading_20_3">
      <style:paragraph-properties fo:margin-top="0in" fo:margin-bottom="0.111in" style:contextual-spacing="false" fo:line-height="100%" fo:text-align="start" style:justify-single-word="false"/>
      <style:text-properties fo:color="#000000" loext:opacity="100%" fo:font-weight="normal" style:font-weight-asian="normal" style:font-weight-complex="normal"/>
    </style:style>
    <style:style style:name="P20" style:family="paragraph" style:parent-style-name="Standard">
      <style:paragraph-properties fo:line-height="100%"/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1224e8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fo:background-color="#ffff00" loext:char-shading-value="0" style:font-weight-asian="bold" style:font-name-complex="Calibri1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style:font-name="Calibri Light" fo:font-size="16pt" style:font-size-asian="16pt" style:font-size-complex="13pt"/>
    </style:style>
    <style:style style:name="T8" style:family="text">
      <style:text-properties officeooo:rsid="00107c47"/>
    </style:style>
    <style:style style:name="T9" style:family="text">
      <style:text-properties fo:background-color="#ffff00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<text:span text:style-name="T1">5</text:span>. mechanické paměti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P4" loext:marker-style-name="T7"/>
      <text:h text:style-name="P5" text:outline-level="2">1<text:span text:style-name="T8">5.1</text:span>. Pevné disky (HDD – Hard Disk Drive)</text:h>
      <text:p text:style-name="P6">HDD je <text:span text:style-name="T9">magnetické paměťové zařízení</text:span> s přímým přístupem. Data se ukládají pomocí magnetické indukce.</text:p>
      <text:h text:style-name="P7" text:outline-level="3">Konstrukce a princip</text:h>
      <text:list text:style-name="L1">
        <text:list-item>
          <text:p text:style-name="P8"><text:span text:style-name="T10">Plotny</text:span>: Kotouče s magnetickou vrstvou, které rotují vysokou rychlostí.</text:p>
        </text:list-item>
        <text:list-item>
          <text:p text:style-name="P8"><text:span text:style-name="T10">Čtecí/zápisové hlavy</text:span>: "Létají" na tenké vrstvě vzduchu, <text:span text:style-name="T8">nanometry</text:span> nad povrchem ploten.</text:p>
        </text:list-item>
        <text:list-item>
          <text:p text:style-name="P8"><text:span text:style-name="T10">Parkování</text:span>: Bezpečnostní proces, kdy se hlavy při vypnutí přesunou mimo plotny, aby nedošlo k poškození povrchu (tzv. "head crash").</text:p>
        </text:list-item>
        <text:list-item>
          <text:p text:style-name="P8"><text:span text:style-name="T10">Geometrie</text:span>:</text:p>
          <text:list>
            <text:list-item>
              <text:p text:style-name="P8"><text:span text:style-name="T10">Stopa</text:span> (Track): Soustředná kružnice na jedné straně plotny.</text:p>
            </text:list-item>
            <text:list-item>
              <text:p text:style-name="P8"><text:span text:style-name="T10">Cylindr</text:span> (Válec): Soubor všech stop se stejným poloměrem nad sebou přes všechny plotny.</text:p>
            </text:list-item>
            <text:list-item>
              <text:p text:style-name="P8"><text:span text:style-name="T10">Sektor</text:span>: Nejmenší fyzická část stopy (obvykle 512 B nebo 4 KB).</text:p>
            </text:list-item>
            <text:list-item>
              <text:p text:style-name="P8"><text:span text:style-name="T10">Cluster</text:span> (Sektorová skupina): Nejmenší jednotka, kterou <text:span text:style-name="T10">OS</text:span> dokáže adresovat (skládá se z jednoho nebo více sektorů).</text:p>
            </text:list-item>
          </text:list>
        </text:list-item>
      </text:list>
      <text:h text:style-name="P7" text:outline-level="3">Rozhraní (Připojení k desce)</text:h>
      <text:list text:style-name="L2">
        <text:list-item>
          <text:p text:style-name="P9"><text:span text:style-name="T10">PATA</text:span> (IDE): Starší, paralelní rozhraní s širokými kabely (max 133 MB/s).</text:p>
        </text:list-item>
        <text:list-item>
          <text:p text:style-name="P9"><text:span text:style-name="T10">SATA</text:span>: Moderní sériové rozhraní (SATA I/II/III). Verze III má rychlost až 6 Gb/s.</text:p>
        </text:list-item>
        <text:list-item>
          <text:p text:style-name="P9"><text:span text:style-name="T10">SCSI / SAS</text:span>: Používané hlavně v serverech pro vyšší spolehlivost a rychlost.</text:p>
        </text:list-item>
        <text:list-item>
          <text:p text:style-name="P9"><text:span text:style-name="T10">DMA</text:span>: Technologie umožňující disku posílat data přímo do paměti RAM bez zatěžování procesoru.</text:p>
        </text:list-item>
      </text:list>
      <text:p text:style-name="P10"/>
      <text:h text:style-name="P11" text:outline-level="2"><text:span text:style-name="T1">15.</text:span>2. <text:span text:style-name="T10">Optická média (CD, DVD, Blu-ray)</text:span></text:h>
      <text:p text:style-name="P6">Fungují na principu <text:span text:style-name="T9">odrazu laserového paprsku</text:span> od záznamové vrstvy.</text:p>
      <text:h text:style-name="P7" text:outline-level="3">Základní princip</text:h>
      <text:p text:style-name="P6">Data jsou uložena <text:span text:style-name="T10">ve spirále</text:span> (od středu k okraji).</text:p>
      <text:list text:style-name="L3">
        <text:list-item>
          <text:p text:style-name="P12"><text:span text:style-name="T10">Pity</text:span> (Důlky): <text:span text:style-name="T11">Prohlubně</text:span> v záznamové vrstvě (reprezentují binární změnu).</text:p>
        </text:list-item>
        <text:list-item>
          <text:p text:style-name="P12"><text:span text:style-name="T10">Landy</text:span> (Plosky): <text:span text:style-name="T11">Rovné</text:span> <text:span text:style-name="T11">plochy</text:span> mezi pity.</text:p>
        </text:list-item>
        <text:list-item>
          <text:p text:style-name="P12"><text:span text:style-name="T10">Čtení</text:span>: <text:span text:style-name="T9">Laser dopadá na disk. Pokud zasáhne pit, světlo se rozptýlí; pokud land, odrazí se zpět do senzoru.</text:span></text:p>
        </text:list-item>
      </text:list>
      <text:h text:style-name="P7" text:outline-level="3">Rozdíly mezi médi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Médium</text:p>
            </table:table-cell>
            <table:table-cell table:style-name="Table1.A1" office:value-type="string">
              <text:p text:style-name="P13">Kapacita</text:p>
            </table:table-cell>
            <table:table-cell table:style-name="Table1.A1" office:value-type="string">
              <text:p text:style-name="P13">Laser</text:p>
            </table:table-cell>
            <table:table-cell table:style-name="Table1.A1" office:value-type="string">
              <text:p text:style-name="P13">Poznámka</text:p>
            </table:table-cell>
          </table:table-row>
        </table:table-header-rows>
        <table:table-row>
          <table:table-cell table:style-name="Table1.A1" office:value-type="string">
            <text:p text:style-name="P14">CD</text:p>
          </table:table-cell>
          <table:table-cell table:style-name="Table1.A1" office:value-type="string">
            <text:p text:style-name="P15">650–700 MB</text:p>
          </table:table-cell>
          <table:table-cell table:style-name="Table1.A1" office:value-type="string">
            <text:p text:style-name="P15">Infračervený (780 nm)</text:p>
          </table:table-cell>
          <table:table-cell table:style-name="Table1.A1" office:value-type="string">
            <text:p text:style-name="P15">Standard pro hudbu a starší SW.<text:soft-page-break/></text:p>
          </table:table-cell>
        </table:table-row>
        <table:table-row>
          <table:table-cell table:style-name="Table1.A1" office:value-type="string">
            <text:p text:style-name="P14">DVD</text:p>
          </table:table-cell>
          <table:table-cell table:style-name="Table1.A1" office:value-type="string">
            <text:p text:style-name="P15">4,7 GB (jednovrstvé)</text:p>
          </table:table-cell>
          <table:table-cell table:style-name="Table1.A1" office:value-type="string">
            <text:p text:style-name="P15">Červený (650 nm)</text:p>
          </table:table-cell>
          <table:table-cell table:style-name="Table1.A1" office:value-type="string">
            <text:p text:style-name="P15">Menší pity blíže u sebe, více vrstev (až 15,9 GB).</text:p>
          </table:table-cell>
        </table:table-row>
        <table:table-row>
          <table:table-cell table:style-name="Table1.A1" office:value-type="string">
            <text:p text:style-name="P14">Blu-ray</text:p>
          </table:table-cell>
          <table:table-cell table:style-name="Table1.A1" office:value-type="string">
            <text:p text:style-name="P15">25–50 GB</text:p>
          </table:table-cell>
          <table:table-cell table:style-name="Table1.A1" office:value-type="string">
            <text:p text:style-name="P15">Modrofialový (405 nm)</text:p>
          </table:table-cell>
          <table:table-cell table:style-name="Table1.A1" office:value-type="string">
            <text:p text:style-name="P15">Nejkratší vlnová délka = nejvyšší hustota dat.</text:p>
          </table:table-cell>
        </table:table-row>
      </table:table>
      <text:p text:style-name="P16"/>
      <text:h text:style-name="P7" text:outline-level="3">Speciální typy:</text:h>
      <text:list text:style-name="L4">
        <text:list-item>
          <text:p text:style-name="P17"><text:span text:style-name="T10">Lisovaná média</text:span>: Vyráběna průmyslově (stříbrná barva), data jsou mechanicky vylisována.</text:p>
        </text:list-item>
        <text:list-item>
          <text:p text:style-name="P17"><text:span text:style-name="T10">CD-R / DVD-R</text:span>: Zápis pomocí "vypálení" (zahřátí) organického barviva laserem.</text:p>
        </text:list-item>
        <text:list-item>
          <text:p text:style-name="P17"><text:span text:style-name="T10">CD-RW</text:span> (ReWritable): Přepisovatelná média.</text:p>
          <text:list>
            <text:list-item>
              <text:p text:style-name="P17">Nízký výkon: Čtení.</text:p>
            </text:list-item>
            <text:list-item>
              <text:p text:style-name="P17">Střední výkon: Zápis.</text:p>
            </text:list-item>
            <text:list-item>
              <text:p text:style-name="P17">Vysoký výkon: Mazání (povrch se zahřeje na cca 300°C a "scelí" se – pity zmizí).</text:p>
            </text:list-item>
          </text:list>
        </text:list-item>
      </text:list>
      <text:p text:style-name="P10"/>
      <text:h text:style-name="P11" text:outline-level="2"><text:span text:style-name="T1">15.</text:span>3. <text:span text:style-name="T10">Historické a ostatní mechanické paměti</text:span></text:h>
      <text:p text:style-name="P6">Před nástupem SSD a velkých HDD se používala řada jiných technologií:</text:p>
      <text:list text:style-name="L5">
        <text:list-item>
          <text:p text:style-name="P18"><text:span text:style-name="T10">Magnetické pásky</text:span>: Sekvenční přístup (data musíš "přetočit"). Dnes stále v archivech pro obrovskou kapacitu a nízkou cenu.</text:p>
        </text:list-item>
        <text:list-item>
          <text:p text:style-name="P18"><text:span text:style-name="T10">Feritové paměti</text:span>: Starověk výpočetní techniky. Data uložena v magnetických kroužcích (jádrech). Velmi odolné, ale obří a drahé.</text:p>
        </text:list-item>
        <text:list-item>
          <text:p text:style-name="P18"><text:span text:style-name="T10">Diskety (FDD):</text:span> Ohebný magnetický kotouč v plastovém obalu (klasika 1,44 MB).</text:p>
        </text:list-item>
        <text:list-item>
          <text:p text:style-name="P18"><text:span text:style-name="T10">Zip drive &amp; Jaz</text:span>: "Superdiskety" od firmy Iomega. Měly vyšší kapacitu (100 MB až 2 GB), ale byly vytlačeny vypalovacími CD a pak flashkami.</text:p>
        </text:list-item>
      </text:list>
      <text:h text:style-name="P19" text:outline-level="3"/>
      <text:p text:style-name="P6">První komerční HDD. Vážil přes tunu, měl 50 ploten o průměru 24 palců a kapacitu jen 4,2 MB. <text:span text:style-name="T8">Pronajímal se a stál miliony.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1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0984in" fo:margin-left="0.9839in" fo:margin-right="0.9839in" style:writing-mode="lr-tb" style:layout-grid-color="#c0c0c0" style:layout-grid-lines="289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0</meta:editing-cycles>
    <meta:creation-date>2023-04-05T20:10:00</meta:creation-date>
    <dc:date>2026-04-21T21:03:15.503761753</dc:date>
    <meta:editing-duration>PT1H40M39S</meta:editing-duration>
    <meta:generator>LibreOffice/25.8.3.2$Linux_X86_64 LibreOffice_project/580$Build-2</meta:generator>
    <meta:document-statistic meta:table-count="1" meta:image-count="0" meta:object-count="0" meta:page-count="2" meta:paragraph-count="58" meta:word-count="470" meta:character-count="2960" meta:non-whitespace-character-count="2572"/>
    <meta:user-defined meta:name="AppVersion">16.0000</meta:user-defined>
    <meta:template xlink:type="simple" xlink:actuate="onRequest" xlink:title="Normal.dotm" xlink:href=""/>
  </office:meta>
</office:document-meta>
</file>